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Java Coding Standards Review and Approval.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Vbooks Java Coding Standards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Standard">Pavan Reddy</text:p>
          </table:table-cell>
          <table:table-cell table:style-name="Table2.A2" office:value-type="string">
            <text:p text:style-name="P3">2013-04-05</text:p>
          </table:table-cell>
          <table:table-cell table:style-name="Table2.E2" office:value-type="string">
            <text:p text:style-name="Table_20_Contents"><text:span text:style-name="T4">Vbooks Java Coding Standards</text:span>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7T12:55:49</dc:date>
    <dc:creator>jaipal </dc:creator>
    <meta:editing-duration>PT1H1M34S</meta:editing-duration>
    <meta:editing-cycles>62</meta:editing-cycles>
    <meta:document-statistic meta:table-count="1" meta:image-count="1" meta:object-count="0" meta:page-count="1" meta:paragraph-count="13" meta:word-count="37" meta:character-count="267" meta:non-whitespace-character-count="230"/>
  </office:meta>
</office:document-meta>
</file>